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451" officeooo:paragraph-rsid="000cb451"/>
    </style:style>
    <style:style style:name="P2" style:family="paragraph" style:parent-style-name="Standard">
      <style:text-properties officeooo:rsid="000dbcdd" officeooo:paragraph-rsid="000dbcdd"/>
    </style:style>
    <style:style style:name="P3" style:family="paragraph" style:parent-style-name="Standard">
      <style:text-properties officeooo:rsid="000eaaa2" officeooo:paragraph-rsid="000eaaa2"/>
    </style:style>
    <style:style style:name="P4" style:family="paragraph" style:parent-style-name="Standard">
      <style:text-properties fo:font-style="italic" officeooo:rsid="000eaaa2" officeooo:paragraph-rsid="000eaaa2" style:font-style-asian="italic" style:font-style-complex="italic"/>
    </style:style>
    <style:style style:name="P5" style:family="paragraph" style:parent-style-name="Standard">
      <style:text-properties fo:font-weight="bold" officeooo:rsid="000dbcdd" officeooo:paragraph-rsid="000dbcdd" style:font-weight-asian="bold" style:font-weight-complex="bold"/>
    </style:style>
    <style:style style:name="P6" style:family="paragraph" style:parent-style-name="Standard">
      <style:text-properties officeooo:rsid="00108f26" officeooo:paragraph-rsid="00108f26"/>
    </style:style>
    <style:style style:name="P7" style:family="paragraph" style:parent-style-name="Standard">
      <style:text-properties officeooo:rsid="00123365" officeooo:paragraph-rsid="00123365"/>
    </style:style>
    <style:style style:name="P8" style:family="paragraph" style:parent-style-name="Standard">
      <style:text-properties officeooo:rsid="00132415" officeooo:paragraph-rsid="00132415"/>
    </style:style>
    <style:style style:name="P9" style:family="paragraph" style:parent-style-name="Standard" style:list-style-name="L1">
      <style:text-properties officeooo:rsid="000cb451" officeooo:paragraph-rsid="000cb451"/>
    </style:style>
    <style:style style:name="P10" style:family="paragraph" style:parent-style-name="Standard" style:list-style-name="L2">
      <style:text-properties officeooo:rsid="000cb451" officeooo:paragraph-rsid="000cb451"/>
    </style:style>
    <style:style style:name="P11" style:family="paragraph" style:parent-style-name="Standard" style:list-style-name="L3">
      <style:text-properties officeooo:rsid="000dbcdd" officeooo:paragraph-rsid="000dbcdd"/>
    </style:style>
    <style:style style:name="P12" style:family="paragraph" style:parent-style-name="Standard" style:list-style-name="L3">
      <style:text-properties fo:font-weight="bold" officeooo:rsid="00132415" officeooo:paragraph-rsid="00132415" style:font-weight-asian="bold" style:font-weight-complex="bold"/>
    </style:style>
    <style:style style:name="P13" style:family="paragraph" style:parent-style-name="Standard">
      <style:text-properties fo:font-weight="bold" officeooo:rsid="0013b6ce" officeooo:paragraph-rsid="0013b6ce" style:font-weight-asian="bold" style:font-weight-complex="bold"/>
    </style:style>
    <style:style style:name="P14" style:family="paragraph" style:parent-style-name="Standard">
      <style:text-properties officeooo:rsid="00132415" officeooo:paragraph-rsid="00132415"/>
    </style:style>
    <style:style style:name="P15" style:family="paragraph" style:parent-style-name="Standard">
      <style:text-properties officeooo:rsid="0013b6ce" officeooo:paragraph-rsid="0013b6ce"/>
    </style:style>
    <style:style style:name="P16" style:family="paragraph" style:parent-style-name="Standard" style:list-style-name="L4">
      <style:text-properties officeooo:rsid="0013b6ce" officeooo:paragraph-rsid="0013b6ce"/>
    </style:style>
    <style:style style:name="P17" style:family="paragraph" style:parent-style-name="Standard" style:list-style-name="L4">
      <style:text-properties officeooo:rsid="00145e0f" officeooo:paragraph-rsid="00145e0f"/>
    </style:style>
    <style:style style:name="P18" style:family="paragraph" style:parent-style-name="Standard" style:list-style-name="L4">
      <style:text-properties officeooo:rsid="001613c4" officeooo:paragraph-rsid="001613c4"/>
    </style:style>
    <style:style style:name="P19" style:family="paragraph" style:parent-style-name="Standard">
      <style:text-properties officeooo:rsid="001613c4" officeooo:paragraph-rsid="001613c4"/>
    </style:style>
    <style:style style:name="P20" style:family="paragraph" style:parent-style-name="Standard">
      <style:text-properties officeooo:rsid="001613c4" officeooo:paragraph-rsid="0022d08f"/>
    </style:style>
    <style:style style:name="P21" style:family="paragraph" style:parent-style-name="Standard">
      <style:text-properties officeooo:rsid="0017e625" officeooo:paragraph-rsid="0017e625"/>
    </style:style>
    <style:style style:name="P22" style:family="paragraph" style:parent-style-name="Standard">
      <style:text-properties officeooo:rsid="0018adcc" officeooo:paragraph-rsid="0018adcc"/>
    </style:style>
    <style:style style:name="P23" style:family="paragraph" style:parent-style-name="Standard">
      <style:text-properties officeooo:rsid="001a646f" officeooo:paragraph-rsid="001a646f"/>
    </style:style>
    <style:style style:name="P24" style:family="paragraph" style:parent-style-name="Standard">
      <style:text-properties officeooo:rsid="001b8c34" officeooo:paragraph-rsid="001b8c34"/>
    </style:style>
    <style:style style:name="P25" style:family="paragraph" style:parent-style-name="Standard">
      <style:text-properties fo:font-weight="normal" officeooo:rsid="001b8c34" officeooo:paragraph-rsid="001b8c34" style:font-weight-asian="normal" style:font-weight-complex="normal"/>
    </style:style>
    <style:style style:name="P26" style:family="paragraph" style:parent-style-name="Standard">
      <style:text-properties fo:font-weight="normal" officeooo:rsid="001f0d63" officeooo:paragraph-rsid="001f0d63" style:font-weight-asian="normal" style:font-weight-complex="normal"/>
    </style:style>
    <style:style style:name="P27" style:family="paragraph" style:parent-style-name="Standard">
      <style:text-properties fo:font-weight="normal" officeooo:rsid="0023de12" officeooo:paragraph-rsid="0023de12" style:font-weight-asian="normal" style:font-weight-complex="normal"/>
    </style:style>
    <style:style style:name="P28" style:family="paragraph" style:parent-style-name="Standard">
      <style:text-properties fo:font-weight="normal" officeooo:rsid="00257d91" officeooo:paragraph-rsid="0023de12" style:font-weight-asian="normal" style:font-weight-complex="normal"/>
    </style:style>
    <style:style style:name="P29" style:family="paragraph" style:parent-style-name="Standard">
      <style:text-properties fo:font-weight="normal" officeooo:rsid="00257d91" officeooo:paragraph-rsid="00257d91" style:font-weight-asian="normal" style:font-weight-complex="normal"/>
    </style:style>
    <style:style style:name="P30" style:family="paragraph" style:parent-style-name="Standard">
      <style:text-properties officeooo:rsid="001f2434" officeooo:paragraph-rsid="001f2434"/>
    </style:style>
    <style:style style:name="P31" style:family="paragraph" style:parent-style-name="Standard">
      <style:text-properties officeooo:rsid="0022d08f" officeooo:paragraph-rsid="0022d08f"/>
    </style:style>
    <style:style style:name="P32" style:family="paragraph" style:parent-style-name="Standard">
      <style:text-properties officeooo:rsid="0023de12" officeooo:paragraph-rsid="0023de12"/>
    </style:style>
    <style:style style:name="P3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3de12" officeooo:paragraph-rsid="0023de12" style:font-weight-asian="normal" style:font-weight-complex="normal"/>
    </style:style>
    <style:style style:name="P34" style:family="paragraph" style:parent-style-name="Preformatted_20_Text">
      <style:text-properties officeooo:rsid="001613c4" officeooo:paragraph-rsid="001613c4"/>
    </style:style>
    <style:style style:name="P35" style:family="paragraph" style:parent-style-name="Preformatted_20_Text">
      <style:paragraph-properties fo:margin-top="0in" fo:margin-bottom="0.1189in" loext:contextual-spacing="false" fo:line-height="142%" fo:padding="0.1071in" fo:border="0.06pt solid #cccccc"/>
    </style:style>
    <style:style style:name="T1" style:family="text">
      <style:text-properties officeooo:rsid="001233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cdd" style:font-weight-asian="bold" style:font-weight-complex="bold"/>
    </style:style>
    <style:style style:name="T4" style:family="text">
      <style:text-properties fo:font-variant="normal" fo:text-transform="none" fo:color="#000000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5" style:family="text">
      <style:text-properties fo:font-variant="normal" fo:text-transform="none" fo:color="#333333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6" style:family="text">
      <style:text-properties fo:font-variant="normal" fo:text-transform="none" fo:color="#333333" fo:letter-spacing="normal" fo:background-color="transparent" loext:char-shading-value="0" fo:padding="0in" fo:border="none"/>
    </style:style>
    <style:style style:name="T7" style:family="text">
      <style:text-properties fo:font-variant="normal" fo:text-transform="none" fo:color="#687687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8" style:family="text">
      <style:text-properties fo:font-variant="normal" fo:text-transform="none" fo:color="#990000" style:font-name="monospace" fo:font-size="11.1499996185303pt" fo:letter-spacing="normal" fo:font-style="normal" fo:font-weight="bold" fo:background-color="transparent" loext:char-shading-value="0" fo:padding="0in" fo:border="none"/>
    </style:style>
    <style:style style:name="T9" style:family="text">
      <style:text-properties fo:font-variant="normal" fo:text-transform="none" fo:color="#009999" style:font-name="monospace" fo:font-size="11.1499996185303pt" fo:letter-spacing="normal" fo:font-style="normal" fo:font-weight="normal" fo:background-color="transparent" loext:char-shading-value="0" fo:padding="0in" fo:border="none"/>
    </style:style>
    <style:style style:name="T10" style:family="text">
      <style:text-properties officeooo:rsid="0018adcc"/>
    </style:style>
    <style:style style:name="T11" style:family="text">
      <style:text-properties officeooo:rsid="001a646f"/>
    </style:style>
    <style:style style:name="T12" style:family="text">
      <style:text-properties officeooo:rsid="001d117f"/>
    </style:style>
    <style:style style:name="T13" style:family="text">
      <style:text-properties officeooo:rsid="001e82e1"/>
    </style:style>
    <style:style style:name="T14" style:family="text">
      <style:text-properties officeooo:rsid="001edaa4"/>
    </style:style>
    <style:style style:name="T15" style:family="text">
      <style:text-properties officeooo:rsid="001f2434"/>
    </style:style>
    <style:style style:name="T16" style:family="text">
      <style:text-properties officeooo:rsid="002057f4"/>
    </style:style>
    <style:style style:name="T17" style:family="text">
      <style:text-properties officeooo:rsid="0022d0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must have an idea of what scripts are from the shell lesson.</text:p>
      <text:p text:style-name="P1">Like: grep, sort, find, wc</text:p>
      <text:p text:style-name="P1">Script:</text:p>
      <text:list xml:id="list5047687645059384294" text:style-name="L1">
        <text:list-item>
          <text:p text:style-name="P9">Brings those individual commands together</text:p>
        </text:list-item>
        <text:list-item>
          <text:p text:style-name="P9">Bigger more complex task</text:p>
        </text:list-item>
        <text:list-item>
          <text:p text:style-name="P9">Recall</text:p>
        </text:list-item>
        <text:list-item>
          <text:p text:style-name="P9">Comment</text:p>
        </text:list-item>
      </text:list>
      <text:p text:style-name="P1">Typical script</text:p>
      <text:list xml:id="list507595079700072802" text:style-name="L2">
        <text:list-item>
          <text:p text:style-name="P10">Read</text:p>
        </text:list-item>
        <text:list-item>
          <text:p text:style-name="P10">Analyze</text:p>
        </text:list-item>
        <text:list-item>
          <text:p text:style-name="P10">Plot</text:p>
        </text:list-item>
        <text:list-item>
          <text:p text:style-name="P10">Save</text:p>
        </text:list-item>
      </text:list>
      <text:p text:style-name="P32">W: who are programmers, what do you program?</text:p>
      <text:p text:style-name="P1"/>
      <text:p text:style-name="P5">Challenge – identify variables and operations needed</text:p>
      <text:p text:style-name="P2"/>
      <text:p text:style-name="P2">First script in RStudio</text:p>
      <text:list xml:id="list3449019055586694538" text:style-name="L3">
        <text:list-item>
          <text:p text:style-name="P11">Layout</text:p>
        </text:list-item>
        <text:list-item>
          <text:p text:style-name="P11">Identify where to write scripts</text:p>
        </text:list-item>
        <text:list-item>
          <text:p text:style-name="P12">getwd()</text:p>
        </text:list-item>
        <text:list-item>
          <text:p text:style-name="P11">New Script – myScript.R</text:p>
        </text:list-item>
        <text:list-item>
          <text:p text:style-name="P11">Ctrl-Enter</text:p>
        </text:list-item>
        <text:list-item>
          <text:p text:style-name="P11">TITLE: computes the average GDP for Albania</text:p>
        </text:list-item>
      </text:list>
      <text:p text:style-name="P2"/>
      <text:p text:style-name="P3"># This script computes the average GDP <text:span text:style-name="T1">per capita </text:span>for Albania using the gapminder data</text:p>
      <text:p text:style-name="P3"/>
      <text:p text:style-name="P3"># location of the data</text:p>
      <text:p text:style-name="P3">fileName &lt;- 'data/gapminderData.csv' <text:s text:c="2"/><text:span text:style-name="T13">10 different places</text:span></text:p>
      <text:p text:style-name="P3"/>
      <text:p text:style-name="P3"># read the data file</text:p>
      <text:p text:style-name="P3">gapminder &lt;- read.csv(fileName)</text:p>
      <text:p text:style-name="P3"/>
      <text:p text:style-name="P4"><text:s/>meaning of the dot</text:p>
      <text:p text:style-name="P4"/>
      <text:p text:style-name="P4">show <text:s/>gapminder$country and so on <text:span text:style-name="T14">13:24</text:span></text:p>
      <text:p text:style-name="P3"/>
      <text:p text:style-name="P3"># select the rows where the country is Albania and store it in albaniaData</text:p>
      <text:p text:style-name="P3">albaniaData &lt;- gapminder[gapminder$country == 'Albania',]</text:p>
      <text:p text:style-name="P3"/>
      <text:p text:style-name="P3"># select the column containing the GDP per capita from the Albania data</text:p>
      <text:p text:style-name="P3">albaniaGdp &lt;- albaniaData$gdpPercap <text:s/><text:span text:style-name="T14">did not print GOOD or BAD?</text:span></text:p>
      <text:p text:style-name="P3"/>
      <text:p text:style-name="P7"># compute the average GDP per capita value</text:p>
      <text:p text:style-name="P7">albaniaAverageGdp &lt;- mean(albaniaGdp)</text:p>
      <text:p text:style-name="P7"/>
      <text:p text:style-name="P7"># print a message with the result of our computation</text:p>
      <text:p text:style-name="P7">paste('The average GDP per capita of Albania is', albaniaAverageGdp)</text:p>
      <text:p text:style-name="P1"/>
      <text:p text:style-name="P6"><text:soft-page-break/>Remind advantages: well comment record and change a value and re-run it</text:p>
      <text:p text:style-name="P6"/>
      <text:p text:style-name="P6">Advantages of using the RStudio editor</text:p>
      <text:p text:style-name="P6"/>
      <text:p text:style-name="P6">- Syntax highlighting</text:p>
      <text:p text:style-name="P6">- Automatic code indentation and bracket pairing</text:p>
      <text:p text:style-name="P6">- Variable name completion with [tab] (like bash)</text:p>
      <text:p text:style-name="P6">- Easier debugging</text:p>
      <text:p text:style-name="P6"/>
      <text:p text:style-name="P8">source(filename)</text:p>
      <text:p text:style-name="P8">source button</text:p>
      <text:p text:style-name="P8">Session <text:s/>→ set wd</text:p>
      <text:p text:style-name="P8"/>
      <text:p text:style-name="P8">autoprinting is off in scripts – saves clutter</text:p>
      <text:p text:style-name="P8"/>
      <text:p text:style-name="P13">Challenge: Write a script to add two numbers</text:p>
      <text:p text:style-name="P15"/>
      <text:p text:style-name="P15">Functions:</text:p>
      <text:list xml:id="list2464678740399103322" text:style-name="L4">
        <text:list-item>
          <text:p text:style-name="P16">canned scripts – complicated or lengthy</text:p>
        </text:list-item>
        <text:list-item>
          <text:p text:style-name="P16">built-in base. Library() loaded packages.</text:p>
        </text:list-item>
        <text:list-item>
          <text:p text:style-name="P16">Mean() in and out</text:p>
        </text:list-item>
        <text:list-item>
          <text:p text:style-name="P16">print() in, but no out</text:p>
        </text:list-item>
        <text:list-item>
          <text:p text:style-name="P16">ls() no in, only out</text:p>
        </text:list-item>
        <text:list-item>
          <text:p text:style-name="P17">Gather a sequence of operations and preserve for ongoing use</text:p>
          <text:list>
            <text:list-item>
              <text:p text:style-name="P18">memorable name</text:p>
            </text:list-item>
            <text:list-item>
              <text:p text:style-name="P18">remembering operations</text:p>
            </text:list-item>
            <text:list-item>
              <text:p text:style-name="P18">defined inputs and outputs</text:p>
            </text:list-item>
            <text:list-item>
              <text:p text:style-name="P18">rich connections</text:p>
            </text:list-item>
          </text:list>
        </text:list-item>
      </text:list>
      <text:p text:style-name="P19">New script: functions-lesson.R</text:p>
      <text:p text:style-name="P20">Let's define <text:s/><text:span text:style-name="T17">F to DEG C</text:span></text:p>
      <text:p text:style-name="P20"><text:span text:style-name="T17">'then</text:span></text:p>
      <text:p text:style-name="P34"><text:span text:style-name="Source_20_Text"><text:span text:style-name="T4">fahr_to_kelvin</text:span></text:span><text:span text:style-name="Source_20_Text"><text:span text:style-name="T5"> </text:span></text:span><text:span text:style-name="Source_20_Text"><text:span text:style-name="T7">&lt;-</text:span></text:span><text:span text:style-name="Source_20_Text"><text:span text:style-name="T5"> </text:span></text:span><text:span text:style-name="Source_20_Text"><text:span text:style-name="T8">function</text:span></text:span><text:span text:style-name="Source_20_Text"><text:span text:style-name="T7">(</text:span></text:span><text:span text:style-name="Source_20_Text"><text:span text:style-name="T4">temp</text:span></text:span><text:span text:style-name="Source_20_Text"><text:span text:style-name="T7">)</text:span></text:span><text:span text:style-name="Source_20_Text"><text:span text:style-name="T5"> </text:span></text:span><text:span text:style-name="Source_20_Text"><text:span text:style-name="T7">{</text:span></text:span></text:p>
      <text:p text:style-name="P35"><text:span text:style-name="Source_20_Text"><text:span text:style-name="T6"><text:s text:c="2"/></text:span></text:span><text:span text:style-name="Source_20_Text"><text:span text:style-name="T4">kelvin</text:span></text:span><text:span text:style-name="Source_20_Text"><text:span text:style-name="T5"> </text:span></text:span><text:span text:style-name="Source_20_Text"><text:span text:style-name="T7">&lt;-</text:span></text:span><text:span text:style-name="Source_20_Text"><text:span text:style-name="T5"> </text:span></text:span><text:span text:style-name="Source_20_Text"><text:span text:style-name="T7">((</text:span></text:span><text:span text:style-name="Source_20_Text"><text:span text:style-name="T4">temp</text:span></text:span><text:span text:style-name="Source_20_Text"><text:span text:style-name="T5"> </text:span></text:span><text:span text:style-name="Source_20_Text"><text:span text:style-name="T7">-</text:span></text:span><text:span text:style-name="Source_20_Text"><text:span text:style-name="T5"> </text:span></text:span><text:span text:style-name="Source_20_Text"><text:span text:style-name="T9">32</text:span></text:span><text:span text:style-name="Source_20_Text"><text:span text:style-name="T7">)</text:span></text:span><text:span text:style-name="Source_20_Text"><text:span text:style-name="T5"> </text:span></text:span><text:span text:style-name="Source_20_Text"><text:span text:style-name="T7">*</text:span></text:span><text:span text:style-name="Source_20_Text"><text:span text:style-name="T5"> </text:span></text:span><text:span text:style-name="Source_20_Text"><text:span text:style-name="T7">(</text:span></text:span><text:span text:style-name="Source_20_Text"><text:span text:style-name="T9">5</text:span></text:span><text:span text:style-name="Source_20_Text"><text:span text:style-name="T7">/</text:span></text:span><text:span text:style-name="Source_20_Text"><text:span text:style-name="T9">9</text:span></text:span><text:span text:style-name="Source_20_Text"><text:span text:style-name="T7">))</text:span></text:span><text:span text:style-name="Source_20_Text"><text:span text:style-name="T5"> </text:span></text:span><text:span text:style-name="Source_20_Text"><text:span text:style-name="T7">+</text:span></text:span><text:span text:style-name="Source_20_Text"><text:span text:style-name="T5"> </text:span></text:span><text:span text:style-name="Source_20_Text"><text:span text:style-name="T9">273.15</text:span></text:span></text:p>
      <text:p text:style-name="P35"><text:span text:style-name="Source_20_Text"><text:span text:style-name="T6"><text:s text:c="4"/></text:span></text:span><text:span text:style-name="Source_20_Text"><text:span text:style-name="T4">kelvin</text:span></text:span></text:p>
      <text:p text:style-name="P35"><text:span text:style-name="Source_20_Text"><text:span text:style-name="T7">}</text:span></text:span></text:p>
      <text:p text:style-name="P21">Explain the various parts.</text:p>
      <text:p text:style-name="P21">- more than 1 arg<text:span text:style-name="T10">s</text:span></text:p>
      <text:p text:style-name="P31">Boiling water 212F, room 72F</text:p>
      <text:p text:style-name="P30">CHECK understanding of functions</text:p>
      <text:p text:style-name="P22">Compositing functions <text:span text:style-name="T15">(skippable)</text:span></text:p>
      <text:p text:style-name="P22"/>
      <text:p text:style-name="P22"><text:span text:style-name="T2">Challenge</text:span>: Explain the command: <text:span text:style-name="T11">(can be omitted for time)</text:span></text:p>
      <text:p text:style-name="P22">print(paste('absolute zero in Celsius:', kelvin_to_celsius(0)))</text:p>
      <text:p text:style-name="P23">Use paste to write a wrapper</text:p>
      <text:p text:style-name="P22"><text:soft-page-break/></text:p>
      <text:p text:style-name="P24">R Environments and scope</text:p>
      <text:p text:style-name="P23">Go back to <text:span text:style-name="T3">myScript.R</text:span></text:p>
      <text:p text:style-name="P25">Edit the script to use a variable for country name, change all variable names</text:p>
      <text:p text:style-name="P25">Convert to function with 2 arguments <text:span text:style-name="T16">(which are needed, final outcome)</text:span></text:p>
      <text:p text:style-name="P25">Call the fn <text:span text:style-name="T17">(stick with one country only for this time)</text:span></text:p>
      <text:p text:style-name="P25">Remove one of the arguments.</text:p>
      <text:p text:style-name="P25">Call the fn</text:p>
      <text:p text:style-name="P25"><text:tab/>Missing value – looked up in the functions frame, then in the frame where it was defined</text:p>
      <text:p text:style-name="P25"/>
      <text:p text:style-name="P25"/>
      <text:p text:style-name="P25">Default arguments</text:p>
      <text:p text:style-name="P25"><text:tab/>start and end year</text:p>
      <text:p text:style-name="P25">Call the fn</text:p>
      <text:p text:style-name="P25"/>
      <text:p text:style-name="P25">List of countries</text:p>
      <text:p text:style-name="P25"><text:span text:style-name="T12">s</text:span>apply() or for()</text:p>
      <text:p text:style-name="P25"/>
      <text:p text:style-name="P27">Don't write: show anonymous function</text:p>
      <text:p text:style-name="P27">gapminder.org</text:p>
      <text:p text:style-name="P25"/>
      <text:p text:style-name="P25">barplot</text:p>
      <text:p text:style-name="P25">order</text:p>
      <text:p text:style-name="P25"/>
      <text:p text:style-name="P25">Command line: send country name from the command line</text:p>
      <text:p text:style-name="P25"/>
      <text:p text:style-name="P26">LUG PLUG</text:p>
      <text:p text:style-name="P26"/>
      <text:p text:style-name="P27"># This script will compute the average GDP per capita for Albania across the years</text:p>
      <text:p text:style-name="P27"/>
      <text:p text:style-name="P27"># read in the data</text:p>
      <text:p text:style-name="P27">fileName &lt;- 'data/gapminderData.csv'</text:p>
      <text:p text:style-name="P27">gapminder &lt;- read.csv(fileName)</text:p>
      <text:p text:style-name="P27"/>
      <text:p text:style-name="P27">countryName &lt;- 'United States'</text:p>
      <text:p text:style-name="P27"/>
      <text:p text:style-name="P27"># extract the gdp column for "country" and find its average GDP per capita</text:p>
      <text:p text:style-name="P27">computeAvgGdp &lt;- function(countryName, startYear = 1990, endYear = 2000) {</text:p>
      <text:p text:style-name="P27"><text:s text:c="2"/>data &lt;- gapminder[gapminder$country==countryName, ]</text:p>
      <text:p text:style-name="P27"><text:s text:c="2"/>dataYears &lt;- data[data$year&gt;=startYear &amp; data$year&lt;=endYear, ]</text:p>
      <text:p text:style-name="P27"><text:s text:c="2"/>gdpColumn &lt;- dataYears[ , "gdpPercap"]</text:p>
      <text:p text:style-name="P27"><text:s text:c="2"/>avgGdp &lt;- mean(gdpColumn)</text:p>
      <text:p text:style-name="P27"><text:s text:c="2"/></text:p>
      <text:p text:style-name="P27"><text:s text:c="2"/>return(avgGdp)</text:p>
      <text:p text:style-name="P27">}</text:p>
      <text:p text:style-name="P27"/>
      <text:p text:style-name="P27">begin &lt;- 1950</text:p>
      <text:p text:style-name="P27">end &lt;- 1960</text:p>
      <text:p text:style-name="P27">avgGdp &lt;- computeAvgGdp(countryName)</text:p>
      <text:p text:style-name="P27"><text:soft-page-break/></text:p>
      <text:p text:style-name="P27"># print the results</text:p>
      <text:p text:style-name="P27">print(paste("The average GDP per cap of", countryName, "is", avgGdp))</text:p>
      <text:p text:style-name="P27"/>
      <text:p text:style-name="P27"># anonymous function</text:p>
      <text:p text:style-name="P27">countries &lt;- c('United States', 'United Kingdom', 'Ethiopia')</text:p>
      <text:p text:style-name="P27">countriesAvgGdp50s &lt;- sapply(countries, function(countryName) {</text:p>
      <text:p text:style-name="P27"><text:s text:c="2"/>computeAvgGdp(countryName, begin, end)</text:p>
      <text:p text:style-name="P27">})</text:p>
      <text:p text:style-name="P27">print(countriesAvgGdp50s)</text:p>
      <text:p text:style-name="P27">begin &lt;- 1990</text:p>
      <text:p text:style-name="P27">end &lt;- 2000</text:p>
      <text:p text:style-name="P27">countriesAvgGdp90s &lt;- sapply(countries, function(countryName) {</text:p>
      <text:p text:style-name="P27"><text:s text:c="2"/>computeAvgGdp(countryName, begin, end)</text:p>
      <text:p text:style-name="P27">})</text:p>
      <text:p text:style-name="P27">print(countriesAvgGdp90s)</text:p>
      <text:p text:style-name="P27"/>
      <text:p text:style-name="P27">barplot(countriesAvgGdp50s)</text:p>
      <text:p text:style-name="P27">barplot(countriesAvgGdp90s)</text:p>
      <text:p text:style-name="P33"/>
      <text:p text:style-name="P27"/>
      <text:p text:style-name="P29"># Write functions to convert temperature</text:p>
      <text:p text:style-name="P29"/>
      <text:p text:style-name="P29"># a function to convert temperature in Fahr. to Celc.</text:p>
      <text:p text:style-name="P29">convertFarhToCelc &lt;- function(tempFahr) {</text:p>
      <text:p text:style-name="P29"><text:s text:c="2"/># the body of the function goes here</text:p>
      <text:p text:style-name="P29"><text:s text:c="2"/>tempCelc &lt;- (tempFahr - 32) * (5/9)</text:p>
      <text:p text:style-name="P29"><text:s text:c="2"/></text:p>
      <text:p text:style-name="P29"><text:s text:c="2"/>return(tempCelc)</text:p>
      <text:p text:style-name="P29">}</text:p>
      <text:p text:style-name="P29"/>
      <text:p text:style-name="P29">waterBPFahr &lt;- 212</text:p>
      <text:p text:style-name="P29">waterBPCelc &lt;- convertFarhToCelc(waterBPFahr)</text:p>
      <text:p text:style-name="P29"/>
      <text:p text:style-name="P29"># print(tempCelc)</text:p>
      <text:p text:style-name="P29"/>
      <text:p text:style-name="P29">print(paste("The boiling point of water is", waterBPFahr, "F or", waterBPCelc, "C"))</text:p>
      <text:p text:style-name="P29"><text:s text:c="6"/></text:p>
      <text:p text:style-name="P29">print(paste("The room temperature is", 72, "F or", convertFarhToCelc(72), "C"))</text:p>
      <text:p text:style-name="P29"/>
      <text:p text:style-name="P29">convertFahrToKelvins &lt;- function(tempFahr) {</text:p>
      <text:p text:style-name="P29"><text:s text:c="2"/>tempKelvins &lt;- convertFarhToCelc(tempFahr) + 273.15</text:p>
      <text:p text:style-name="P29">}</text:p>
      <text:p text:style-name="P29"/>
      <text:p text:style-name="P29">waterBPKelvin &lt;- convertFahrToKelvins(waterBPFahr)</text:p>
      <text:p text:style-name="P28">print(paste("The boiling point of water is", waterBPFahr, "F, or", waterBPCelc, "C, or", waterBPKelvin, "K"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3:33:52.265398922</meta:creation-date>
    <dc:date>2016-01-31T01:26:43.727683540</dc:date>
    <meta:editing-duration>PT4H30M8S</meta:editing-duration>
    <meta:editing-cycles>12</meta:editing-cycles>
    <meta:generator>LibreOffice/4.4.6.3$Linux_X86_64 LibreOffice_project/40m0$Build-3</meta:generator>
    <meta:document-statistic meta:table-count="0" meta:image-count="0" meta:object-count="0" meta:page-count="4" meta:paragraph-count="144" meta:word-count="711" meta:character-count="4738" meta:non-whitespace-character-count="4140"/>
  </office:meta>
</office:document-meta>
</file>